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A00000242D922EA44.png" manifest:media-type="image/png"/>
  <manifest:file-entry manifest:full-path="Pictures/10000000000005CA000002D06E89B259.png" manifest:media-type="image/png"/>
  <manifest:file-entry manifest:full-path="Pictures/10000000000005EF000002D03677858D.png" manifest:media-type="image/png"/>
  <manifest:file-entry manifest:full-path="Pictures/10000000000005BE000002D08916EA5F.png" manifest:media-type="image/png"/>
  <manifest:file-entry manifest:full-path="Pictures/10000000000006290000030986D3BDB3.png" manifest:media-type="image/png"/>
  <manifest:file-entry manifest:full-path="Pictures/100000000000049A00000242646508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width="6.6929in" svg:height="3.2839in" draw:z-index="2"><draw:image xlink:href="Pictures/100000000000049A000002426465089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6.6929in" svg:height="3.2972in" draw:z-index="3"><draw:image xlink:href="Pictures/10000000000006290000030986D3BDB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char" svg:width="6.6929in" svg:height="3.278in" draw:z-index="5"><draw:image xlink:href="Pictures/10000000000005BE000002D08916EA5F.png" xlink:type="simple" xlink:show="embed" xlink:actuate="onLoad" draw:mime-type="image/png"/></draw:frame><text:soft-page-break/></text:p>
      <text:p text:style-name="Standard"><draw:frame draw:style-name="fr2" draw:name="Image5" text:anchor-type="char" svg:width="6.6929in" svg:height="3.172in" draw:z-index="4"><draw:image xlink:href="Pictures/10000000000005EF000002D0367785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char" svg:width="6.6929in" svg:height="3.2516in" draw:z-index="6"><draw:image xlink:href="Pictures/10000000000005CA000002D06E89B259.png" xlink:type="simple" xlink:show="embed" xlink:actuate="onLoad" draw:mime-type="image/png"/></draw:frame><text:soft-page-break/></text:p>
      <text:p text:style-name="Standard"/>
      <text:p text:style-name="Standard"><draw:frame draw:style-name="fr2" draw:name="Image1" text:anchor-type="char" svg:width="6.6929in" svg:height="3.2839in" draw:z-index="0"><draw:image xlink:href="Pictures/100000000000049A0000024264650891.png" xlink:type="simple" xlink:show="embed" xlink:actuate="onLoad" draw:mime-type="image/png"/></draw:frame><draw:frame draw:style-name="fr3" draw:name="Image2" text:anchor-type="char" svg:x="0.052in" svg:y="0in" svg:width="6.6929in" svg:height="3.2839in" draw:z-index="1"><draw:image xlink:href="Pictures/100000000000049A00000242D922EA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13:54:34.194810033</meta:creation-date>
    <dc:date>2025-07-12T13:57:35.628004931</dc:date>
    <meta:editing-duration>PT3M1S</meta:editing-duration>
    <meta:editing-cycles>1</meta:editing-cycles>
    <meta:document-statistic meta:table-count="0" meta:image-count="7" meta:object-count="0" meta:page-count="3" meta:paragraph-count="0" meta:word-count="0" meta:character-count="0" meta:non-whitespace-character-count="0"/>
    <meta:generator>LibreOffice/24.8.7.2$Linux_X86_64 LibreOffice_project/f4f281f562fb585d46b0af5755dfe1eb6adc047f</meta:generator>
  </office:meta>
</office:document-meta>
</file>